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979in" fo:margin-left="0in" table:align="left"/>
    </style:style>
    <style:style style:name="Tableau1.A" style:family="table-column">
      <style:table-column-properties style:column-width="0.875in"/>
    </style:style>
    <style:style style:name="Tableau1.B" style:family="table-column">
      <style:table-column-properties style:column-width="2.5208in"/>
    </style:style>
    <style:style style:name="Tableau1.C" style:family="table-column">
      <style:table-column-properties style:column-width="3.3021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Text_20_body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/>
    </style:style>
    <style:style style:name="P8" style:family="paragraph" style:parent-style-name="Text_20_body">
      <style:paragraph-properties fo:text-align="center" style:justify-single-word="false"/>
      <style:text-properties fo:color="#000000"/>
    </style:style>
    <style:style style:name="P9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10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1" style:family="paragraph" style:parent-style-name="Text_20_body" style:list-style-name="">
      <style:paragraph-properties fo:text-align="justify" style:justify-single-word="false"/>
    </style:style>
    <style:style style:name="P12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3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T1" style:family="text">
      <style:text-properties fo:language="en" fo:country="GB"/>
    </style:style>
    <style:style style:name="T2" style:family="text">
      <style:text-properties style:font-name="DejaVu Sans Mono" fo:font-size="10pt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104: New option for routh_t function</text:h>
      <text:p text:style-name="P3"/>
      <text:p text:style-name="P2"/>
      <text:p text:style-name="P2">Title: Modification of routh_t function <text:s/>profile</text:p>
      <text:p text:style-name="P2">Version:1.0</text:p>
      <text:p text:style-name="P2">Author: Charlotte Hecquet, Scilab-Enterprises</text:p>
      <text:p text:style-name="P2">Review:</text:p>
      <text:p text:style-name="P2">Commented:</text:p>
      <text:p text:style-name="P2">State:DRAFT</text:p>
      <text:p text:style-name="P2">Scilab-Version:Scilab 5.5.x</text:p>
      <text:p text:style-name="P2">Vote:No</text:p>
      <text:p text:style-name="P2">Created: September 5th, 2013</text:p>
      <text:p text:style-name="P3"/>
      <text:p text:style-name="P2"/>
      <text:h text:style-name="P13" text:outline-level="3">Abstract</text:h>
      <text:p text:style-name="P2">The <text:span text:style-name="T1">aim</text:span> of this SEP is to motivate the addition of an optional output argument to the routh_t function.</text:p>
      <text:p text:style-name="P2"/>
      <text:p text:style-name="P2"/>
      <text:h text:style-name="P13" text:outline-level="3">Rationale</text:h>
      <text:h text:style-name="P9" text:outline-level="3">The routh table is usually used to know if a system is stable or not, looking at coefficients of the denominator of his transfert function. A bug (#12829) has been reported to be able to easily know how many positive roots has a system. To satisfy all users, it is proposed to add a final optional output argument to the routh_t function. This one will give the number of sign changes. It is important to notice that to verify stability of systems, this argument is useful only if P is normalized. This is the reason why kp must the second input argument kp must be a scalar.</text:h>
      <text:h text:style-name="P10" text:outline-level="3"/>
      <text:h text:style-name="P10" text:outline-level="3">The possible calling sequences become:</text:h>
      <text:h text:style-name="P10" text:outline-level="3"><text:s text:c="6"/>[ r [, num] ] = routh_t(p)</text:h>
      <text:h text:style-name="P10" text:outline-level="3"><text:s text:c="6"/>[ r [, num] ] = routh_t(h,kp)</text:h>
      <text:h text:style-name="P11" text:outline-level="3"><text:span text:style-name="T3"><text:s text:c="6"/>[ r [, num] ] = routh_t(h, k [, normalized])</text:span></text:h>
      <text:h text:style-name="P10" text:outline-level="3"/>
      <text:h text:style-name="P13" text:outline-level="3">Example Usage</text:h>
      <text:p text:style-name="P5"><text:bookmark-start text:name="__DdeLink__220_2050724646"/><text:bookmark-start text:name="__DdeLink__222_2050724646"/><text:bookmark-start text:name="__DdeLink__234_2050724646"/>s = poly(0, 's');<text:line-break/>k=20<text:line-break/>P=s*(s+7)*(s+11)<text:line-break/>h=1/P;<text:bookmark-end text:name="__DdeLink__220_2050724646"/><text:bookmark-end text:name="__DdeLink__222_2050724646"/><text:bookmark-end text:name="__DdeLink__234_2050724646"/></text:p>
      <text:p text:style-name="P5"/>
      <text:p text:style-name="P5"/>
      <text:p text:style-name="P5"/>
      <text:p text:style-name="P5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Command</text:p>
          </table:table-cell>
          <table:table-cell table:style-name="Tableau1.A1" office:value-type="string">
            <text:p text:style-name="P6"><text:bookmark-start text:name="__DdeLink__231_2050724646"/>[r, num] = <text:bookmark-start text:name="__DdeLink__225_2050724646"/>routh_t(P)<text:bookmark-end text:name="__DdeLink__231_2050724646"/><text:bookmark-end text:name="__DdeLink__225_2050724646"/></text:p>
          </table:table-cell>
          <table:table-cell table:style-name="Tableau1.C1" office:value-type="string">
            <text:p text:style-name="P6"><text:bookmark-start text:name="__DdeLink__237_2050724646"/>[r, num]=<text:bookmark-start text:name="__DdeLink__227_2050724646"/>routh_t(h,k)<text:bookmark-end text:name="__DdeLink__237_2050724646"/><text:bookmark-end text:name="__DdeLink__227_2050724646"/></text:p>
          </table:table-cell>
        </table:table-row>
        <table:table-row>
          <table:table-cell table:style-name="Tableau1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r</text:p>
          </table:table-cell>
          <table:table-cell table:style-name="Tableau1.A2" office:value-type="string">
            <text:p text:style-name="P6">1. <text:s text:c="4"/>77. <text:s/></text:p>
            <text:p text:style-name="P6">18. <text:s text:c="3"/>0. <text:s text:c="2"/></text:p>
            <text:p text:style-name="P6"><text:s/>77. <text:s text:c="3"/>0. <text:s text:c="2"/></text:p>
            <text:p text:style-name="P6"><text:s/>0. <text:s text:c="4"/>0. <text:s text:c="2"/></text:p>
          </table:table-cell>
          <table:table-cell table:style-name="Tableau1.C2" office:value-type="string">
            <text:p text:style-name="P8"><text:s text:c="4"/>1. <text:s text:c="10"/>77. <text:s/></text:p>
            <text:p text:style-name="P8"><text:s text:c="4"/>18. <text:s text:c="9"/>20. <text:s/></text:p>
            <text:p text:style-name="P8"><text:s text:c="4"/>75.888889 <text:s text:c="3"/>0. <text:s text:c="2"/></text:p>
            <text:p text:style-name="P8"><text:s text:c="4"/>20. <text:s text:c="9"/>0. </text:p>
          </table:table-cell>
        </table:table-row>
        <table:table-row>
          <table:table-cell table:style-name="Tableau1.A2" office:value-type="string">
            <text:p text:style-name="P6">num</text:p>
          </table:table-cell>
          <table:table-cell table:style-name="Tableau1.A2" office:value-type="string">
            <text:p text:style-name="P6">0</text:p>
          </table:table-cell>
          <table:table-cell table:style-name="Tableau1.C2" office:value-type="string">
            <text:p text:style-name="P6">0</text:p>
          </table:table-cell>
        </table:table-row>
      </table:table>
      <text:p text:style-name="P7"/>
      <text:p text:style-name="P4"/>
      <text:p text:style-name="P4"><text:s/>Changelog</text:p>
      <text:p text:style-name="P4"><text:tab/><text:span text:style-name="T2">1.0 – Initial Version </text:span></text:p>
      <text:h text:style-name="P13" text:outline-level="3">Copyright</text:h>
      <text:p text:style-name="P1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9-05T11:26:07.292719180</meta:creation-date>
    <dc:date>2013-11-20T16:16:39</dc:date>
    <dc:creator>Paul Bignier</dc:creator>
    <meta:editing-duration>PT1H25M27S</meta:editing-duration>
    <meta:editing-cycles>11</meta:editing-cycles>
    <meta:generator>LibreOffice/3.5$Linux_x86 LibreOffice_project/350m1$Build-2</meta:generator>
    <meta:document-statistic meta:table-count="1" meta:image-count="0" meta:object-count="0" meta:page-count="2" meta:paragraph-count="39" meta:word-count="236" meta:character-count="1435" meta:non-whitespace-character-count="1133"/>
  </office:meta>
</office:document-meta>
</file>